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50%" fo:text-align="center" style:justify-single-word="false" fo:text-indent="0.026cm" style:auto-text-indent="false"/>
      <style:text-properties fo:font-size="12pt" fo:font-weight="bold" style:font-size-asian="12pt" style:font-weight-asian="bold" style:font-size-complex="12pt" style:font-weight-complex="bold"/>
    </style:style>
    <style:style style:name="P2" style:family="paragraph" style:parent-style-name="Standard">
      <style:paragraph-properties fo:margin-left="0cm" fo:margin-right="0cm" fo:line-height="150%" fo:text-align="center" style:justify-single-word="false" fo:text-indent="1.005cm" style:auto-text-indent="false"/>
      <style:text-properties fo:font-size="12pt" fo:font-weight="bold" style:font-size-asian="12pt" style:font-weight-asian="bold" style:font-size-complex="12pt" style:font-weight-complex="bold"/>
    </style:style>
    <style:style style:name="P3" style:family="paragraph" style:parent-style-name="Standard">
      <style:paragraph-properties fo:margin-left="0cm" fo:margin-right="0cm" fo:line-height="150%" fo:text-align="justify" style:justify-single-word="false" fo:text-indent="1.005cm" style:auto-text-indent="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line-height="150%" fo:text-align="center" style:justify-single-word="false" fo:text-indent="1.005cm" style:auto-text-indent="false"/>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line-height="150%" fo:text-align="center" style:justify-single-word="false" fo:text-indent="1.005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cm" fo:margin-right="0cm" fo:line-height="150%" fo:text-align="justify" style:justify-single-word="false" fo:text-indent="1.005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line-height="150%" fo:text-align="justify" style:justify-single-word="false" fo:text-indent="1.005cm" style:auto-text-indent="false"/>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fo:font-style="normal" style:font-style-asian="normal" style:font-style-complex="normal"/>
    </style:style>
    <style:style style:name="T4" style:family="text">
      <style:text-properties style:font-name="Times New Roman"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ía cero: concepción </text:p>
      <text:p text:style-name="P2"/>
      <text:p text:style-name="P3">Tambor subterráneo. Tambor dentro del cuerpo. Tambor soterrado. Tambor adentro. Tambor nonato. Tambor revolución. Tambor estadio. Tambor desierto. Tambor plegaria. Tambor maricón. Tambor útero. Tambor abierto. Tambor aborto. Tambor temblor. Tambor gallina. Tambor tambor. </text:p>
      <text:p text:style-name="P4">.*</text:p>
      <text:p text:style-name="P3">Tu madre es gordita, morena y chaparrita, estudió un doctorado en Edimburgo y se muere por parirte. A tu madre la volvieron a secuestrar cuando ya estaba secuestrada y la trajeron por fuerza a esta clínica. Pero tu madre resistía y por eso mismo maniataron su voluntad a una camilla y ahogaron sus protestas en el ojo inyectado de pólvora de un revólver. El doctor la reconoció, palideció y se negó a practicar la operación, pero el olor a pólvora se reveló más convincente. El doctor tragó un hilo largo de saliva y tras él se tragó cada uno de los ladrillos de su clínica de abortos clandestinos. Tras el anonimato de las gafas oscuras, los judiciales observaron al doctor haciendo a un lado la falda de tu madre, bajándole el encaje de los calzones y ahorcándole los tobillos con sendas correas amansalocas que colgaban del techo como las sogas de un patíbulo. Los judiciales embarraron entonces su mirar genital entre las piernas abiertas de tu madre. El doctor se resistía pero había practicado tantas veces la misma operación que su mano ya era autónoma y no necesitaba voluntad alguna para inyectar en las venas de tu madre (y por ende en tus venas) quinientas unidades de pentopol que navegaron en su sangre (y después en la tuya) y la hicieron recordar a quien, de haber tú nacido, habrías conocido como tu bisabuela. </text:p>
      <text:p text:style-name="P4">.*</text:p>
      <text:p text:style-name="P3">Todo el polvo de Celaya se concentró sobre la punta de ese dedo artrópodo que reptaba en lo profundo de su nariz. Parapetados al final del horizonte, los cañones carrancistas retumbaban con la cadencia de una catedral tocando a muerto. El teniente Flores se sacó un moco de combate y se lo llevó a la boca para masticarlo con ese miedo granular que dejan tras de sí las cargas de caballería. Junto a él, toda su humanidad encorvada sobre el suelo, Perfecto Urbina cosía una imagen de la virgen en su sombrero de soyate. </text:p>
      <text:p text:style-name="P3">–Ahora a quien perjudicaste, Perfecto.</text:p>
      <text:p text:style-name="P3">–A la soldadera de mi teniente Medina, que en paz descanse. </text:p>
      <text:p text:style-name="P3">–¿Y no te remuerde andar perjudicando así a la soldadera del difunto?</text:p>
      <text:p text:style-name="P3">–Masque me remuerda. Total, al rato nos vana dejar secos, igual que al teniente Medina. ¿Qué no oye usted todo ese fuego de artillería? Grande yerro es este de mi general Villa de echarnos a morir así desnudos de cañones frente a tanta metralla. </text:p>
      <text:p text:style-name="P3">Donaciano Flores cerraba los ojos a media conversación para soñar que detrás de Celaya, a espaldas de Obregón y sus cañones, encontrarían al fin a la niña Malena. ¿Pues qué no eran para eso las revoluciones, qué no era por ella que volteábamos la tierra de cabeza, para no dejar confín alguno sin buscarla? ¿Verdad, Perfecto, que estos veinte mil hombres de la División del Norte prohijan nuestra inquietud por encontrarla? El sargento Urbina asentía con con sus diecisiete imagenes de la virgen cosidas al sombrero y pensaba: ¿pues qué tendrá esa tal niña Malena que le ha nublado sus luces de inteligencia a mi teniente Flores? Porque el teniente Flores, nada sabía de la muerte de Madero ni de su traición a manos de Victoriano Huerta ni de la alianza entre Carranza y Obregón. En sus mientes esta revolución era una segunda troya, la Helena de esta historia era la niña Malena, y los tozudos cañones carrancistas no eran más que tozudos argumentos con un único fin: esconderme a mi niña, mi niña Malena. </text:p>
      <text:p text:style-name="P3">La artillería de Obregón descarnaba una a una las cargas de caballería de la División del Norte. Partidas por la mitad, las detonaciones palpitaban en la única oreja del teniente Flores. Las orejas son las alas del entendimiento, pensaba el sargento Urbina, y a lo mejor por eso, por hallarse falto de una de ellas, es que a mi teniente Flores se le han nublado sus luces de inteligencia. </text:p>
      <text:p text:style-name="P3">Los gritos de mando del Coronel Cervantes alborotaron al regimiento. Se ensillaron las bestias, se municionó la tropa, se terciaron las carabinas y se apretaron los miedos entre los dientes. ¿No oye usted todo este fuego de artillería, no siente usted la muy grande mortandad?</text:p>
      <text:p text:style-name="P3">Ya dispuestas estaban las hordas villistas cuando un dorado de la escolta personal del general Villa entró dando voces, y le habó así sus palabras al coronel Cervantes: </text:p>
      <text:p text:style-name="P3">–Obregón nos cortó la vía: el estado mayor se está quedando sin bastimento. Son menester dos soldados de cada regimiento para ir a buscar víveres en las rancherías vecinas . </text:p>
      <text:p text:style-name="P3">–¡Teniente Flores, sargento Urbina!– gritó el coronel Cervantes. </text:p>
      <text:p text:style-name="P3">Ambos echaron pie a tierra sin soltar el caballo de la brida. El coronel les indicó una ranchería vecina en donde, si Dios los ayudaba, podían encontrar gallinas. De esta forma se separaron: el regimiento por un lado en busca de la muerte, los dos soldados por el otro en busca de gallinas. </text:p>
      <text:p text:style-name="P4">.*</text:p>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text:s/>mucho y todo el día porque mi mamá me mima. Mi mamá le presume a sus amigas: mi hijo va a ser ingeniero. Mi mamá me da la vida. Mi mamá me llama cuando tardo en llamarla: mi mamá me llama todo el día. Mi mamá me mima y cuando me mima me recuerda todo lo guapo que yo soy. Mi mamá me mira largo rato mientras duermo y me repite, para que ni en sueños se me olvide: yo te di la vida. Mi mamá no tiene otra ocupación que yo. Yo soy su profesión: de fe, de carrera, soy su profesión. Mi mamá me mima y al mimarme va tramando mi destino. Mi mamá es inquebrantable. Hasta cuando me la jalo mi mamá me mima y abre la puerta del cuarto y entromete su maternal nariz en mis orgasmos. Mi mamá corta la fantasía y las tetas se desinflan de culpa y las nalgas se esconden en sus reproches y las vaginas desaparecen dejándome entre las manos un aborto de orgasmo, fláccido y avergonzado. Mi mamá se llama María pero los muchachos del equipo la llaman doña Máxima. Mi mamá me habla de Dios mientras registra mis calzones. Mi mamá reniega de Dios cuando encuentra un rastro de placer fosilizado en mis calzones. Mi mamá me deja de mimar y solloza amarga: ¿acaso yo te he enseñado esto... tan mala madre he sido... en qué fallé, Dios mío, en qué fallé? Mi mamá llora por todo eso que soy y por todo eso que ella se inventa que yo soy y por todo eso que indefectiblemente voy a ser porque ella ya se lo inventó, pongo un ejemplo: mi mamá se inventa que soy puto. Yo no era puto, nunca me ha pasado por la cabeza la idea de amar a un puto empiezo yo a sentirme un poco puto y me pregunto: ¿verdaderamente seré puto? ¿Qué es lo que siento cuando festejo los goles con el delantero centro brasileño, cuando caemos abrazados sobre el campo de juego, cuando una lluvia de futbolistas gozosos y sudorosos nos cae encima? ¿Me está gustando? Mi mamá vuelve a sollozar amarga: ¿tan mala madre he sido, en qué fallé, Dios mío, si yo te di una educación y unos principios y te enseñé a ser hombrecito? Mi mamá piensa que soy puto porque cada que me quedo a dormir en casa de mi novia le digo que me quedo en casa de los defensas centrales. <text:s/>A mi mamá no le puedo confesar que me voy a casar con mi novia porque mi novia es gordita, morena, chaparrita y estudió un doctorado en Edimburgo, en vez de ser flaca, alta, pendeja y ojiverde, como las de los otros futbolistas. A mi mamá, que tanto me ha mimado, tengo miedo de presentarle <text:span text:style-name="T1">esto </text:span><text:span text:style-name="T2">que es mi novia. Mi mamá me ha mimado, mi mamá me mimó mucho muchos años, mi mamá me mimó largo y apretado, mi mamá me mimó y esto es pasado porque mi mamá ya no me mima más, mi mamá me edipa, mi mamá me edipa largo y apretado, mucho y muchos años, y precisamente porque me edipa es que cae gravemente enferma en día en que los periódico locales anuncian el Pachuca Futbol Club ha decidido darle la oportunidad a un joven y contratar a Rodrigo Buentello como tercer portero. Mi mamá me edipa y porque me edipa es internada en un hospital cuando se entera de mis labios que su Rodriguis mandó la ingeniería al carajo y decidió entregar su vida y su talento a su verdadera pasión: la portería. Mi mamá me edipa y porque me edipa, sus primeras palabras al salir del hospital son: hijo, maricón y encima futbolista, estás jodido. </text:span></text:p>
      <text:p text:style-name="P5">.*</text:p>
      <text:p text:style-name="P6">De aquí salimos con el embrión en la mano o no salimos, amenazó el judicial blandiendo la pistola cuando el doctor, con la frente escarchada de sudor, advirtió que sin electricidad él no iba a operar a nadie. El apagón llegó de pronto, como llega un parpadeo, y dejó sin luz la operación de dejarte a ti sin vida, de no darte a luz, de no parirte. </text:p>
      <text:p text:style-name="P6">El doctor pronunció la palabra <text:span text:style-name="T1">fórceps </text:span>y algo en tu naturaleza elemental se removió al saber que la batalla sería embrión a cuerpo, sin ventajas para nadie, pues sin corriente eléctrica la máquina de hacer abortos no era más que un manojo muertos, metal y plástico enmarañados. <text:span text:style-name="T1"><text:s/></text:span></text:p>
      <text:p text:style-name="P6">La enfermera trajo un par de velas y encendió una en cada flanco de tu madre con la gravedad de quien alumbra un par de cirios. La danza perpetua que llevan todas las llamas dentro revoloteó sobre los lentes oscuros de los judiciales. Quién sabe qué viento de azar perturbó la calma de uno de ellos, que se levantó de su silla, dejó su arma junto al tanque de oxígeno y encendió un radio para sintonizar cierta música de tambores que retumbó en el quirófano con la cadencia de catedral tocando a muerto y removió esa quietud tuya tan primera. El doctor se calzó los guantes y tú te dispusiste a librar tu primera, nonata batalla. </text:p>
      <text:p text:style-name="P5">.*</text:p>
      <text:p text:style-name="P6">Declinaba la tarde. El cacarear de unas gallinas acalló el repiqueteo lejano de los cañones. Donaciano Flores y Perfecto Urbina penetraron en una ranchería. Apenas cruzando el umbral, un latigazo de aire despegó del suelo y amenazó con volarles los sombreros </text:p>
      <text:p text:style-name="P6">–Mucho frío anda haciendo en este rancho. </text:p>
      <text:p text:style-name="P6">–Ha de ser por el abandono –respondió el sargento Urbina sujetando una virgencita que le había quedado mal cosida–. Se me anda queriendo volar la Fidela. </text:p>
      <text:p text:style-name="P6">Diecisiete estampas de la virgencita traía el sargento Urbina cosidas al sombrero, una por cada soldadera amarrada a la memoria en cualquier noche diáfana de tropa: noches de cansancio, putas feas y pulques pendencieros. </text:p>
      <text:p text:style-name="P6">–A mí se me afigura que ésa no es la Fidela, ésa es la Felipa, porque se parece a las estampas que venden en la catedral de Zacatecas. </text:p>
      <text:p text:style-name="P6">Pero el teniente Flores ya no lo escuchaba. Tenía los ojos cerrados y la única oreja puesta la voz imaginaria del general Villa, todo él úniforme dorado: aquí tiene Donaciano, en esta hora de la victoria le entrego al fin a su niña: nomás para eso nos revolucionamos, para ella luchamos tanto. </text:p>
      <text:p text:style-name="P6">El sargento Urbina echó pie a tierra y sujetó el caballo entre las junturas de dos tablas. Descorrió las trancas del corral y sacó de sus arreos un par de costales. A pùnto estuvo de llamar la atención del teniente Flores, que se alejaba ensimismado, cuando su mirada se posó sobre la quieta figura de una gallina. Inmaculada, carnosa, el ave contoneaba sus plumas sobre el brocal de un pozo. Perfecto esperó en silencio a que el teniente se alejara y, como si la ponedora encaraja a pelo en sus reflexiones, sin cambiar de postura ni de gesto, se sacó la verga. El dedo de su miembro, negro, rugoso, manchado por las motas claras del mal del pinto, se transformó en un cañón rosa a la luz poniente del sol. Poco a poco, el cañón fue enderezándose en dirección de la gallina. Una orgía de plumas y pescuezos revoloteó en los anhelos del sargento Urbina, quien cerró los ojos y se saboreó la lengua sobre los labios. Por eso no vio la sombra de un gatillo ni el ojo de una Smith &amp; Wesson. Sonó un disparo, seco y diminuto en la inmensidad de la tarde, y el ave cayó al suelo. </text:p>
      <text:p text:style-name="P6">–Nabor Nolasco, oficial constitucionalista a la caza de gallinas. ¿Hay licencia? –dijo el carrancista sin dejar de apuntar. Al sargento Urbina se le atragantó el gerundio entre los dedos. Avergonzado, se guardó su flaccidez humillada en los calzones. </text:p>
      <text:p text:style-name="P6">–¿Es usted villista? –enhiesta la cabeza, arrogante el busto, bien puestos los pies sobre la tierra y elegantemente dobladas las piernas entre los arreos de campaña, el carrancista preguntaba lo que ya sabía. Nadie los miraba, salvo la desolación del rancho y un batallón de gallinas. Las diecisiete vírgenes se balancearon, negando con la cabeza. </text:p>
      <text:p text:style-name="P6">–Usted es villista, para qué lo niega. Ora lo voy a tener que acostar de un tiro en la barriga, como hago yo con los villistas –el ojo del revólver parpadeaba inyectado de pólvora. </text:p>
      <text:p text:style-name="P6">Una salva de artillería reververó en el horizonte, recordándoles que a los lejos se libraba, magnificada, la misma batalla. </text:p>
      <text:p text:style-name="P6">–Treinta y siete –murmuró Nolasco apenas entre dientes. Se escuchó otro estallido breve. –Treinta y ocho –agregó y sus ojos revolotearon detrás de las montañas. –Ya van treinta y ocho. No van a aguantar más de cincuenta –concluyó triunfante. </text:p>
      <text:p text:style-name="P6">–Pues entonces vámonos regresando a la batalla y deje usted de apuntarle así a mi sargento; mejor allá en la bola averiguamos –sorpresivo, Donaciano Flores apoyó la carabina sobre la espalda del carrancista. </text:p>
      <text:p text:style-name="P6">–Ta bueno, pues. Paqué nos matamos de oquis –asintió Nolasco sin dejar de apuntar. </text:p>
      <text:p text:style-name="P6">–Pues ta bueno –repitió el sargento Urbina sin dejar de ser apuntado. </text:p>
      <text:p text:style-name="P6">–Pues muévanle –ordenó el teniente Flores, ya no tan convencido. </text:p>
      <text:p text:style-name="P6">Los tres guardaron un solo silencio. Los dos que se podían mirar se miraron. Un viento frío, en extremo improbable pues corría en Celaya el mes de abril, les alborotó los cabellos. Los tres recordaron, no sin cierta vergüenza, que algo dentro de ellos se apaciguó al conocer la misión que sus respectivos bandos les habían recomendado. Robar gallinas era mejor que morir allá, de frente a la metralla. </text:p>
      <text:p text:style-name="P6">–¿Y las gallinas, quién se las lleva? –preguntó Perfecto. </text:p>
      <text:p text:style-name="P6">–Yo propongo que nos las juguemos en la tapia, y que cada quién se lleve las que su puntería le procure –resolvió Nabor Nolasco. La carabina y la Smith &amp; Wesson dejaron de apuntar con un asentimiento. </text:p>
      <text:p text:style-name="P6">Nabor Nolasco y Donaciano Flores caminaron hacia el centro del corral. El carrancista fue señalando diversos puntos del corral contiguo. Después su brazó explicó las reglas del juego de la tapia, con una serie de evoluciones que el villista repitió con ánimo de entenderle. </text:p>
      <text:p text:style-name="P6">El corral tenía en dos de sus lados sendas puertas hacia el campol El lado del fondo no era una simple cerca de tablas, sino una tapia de adobes. Donaciano se acercó al corral de las gallinas. Se quitó el sombrero, las amenazó con la mirada y les habló así sus palabras. </text:p>
      <text:p text:style-name="P6">–En cuanto el sargento Urbina las suelte, el carrancista y yo empezaremos a dispararles. El teniente Nolasco disparará sobre las blancas, yo sobre las coloradas. Las que lleguen a la tapia y la salten quedan libres. Si alguna no le quiere entrar, el sargento Urbina les meterá un tiro en la barriga. ¿Entendido? –preguntó Donaciano. </text:p>
      <text:p text:style-name="P6">Nolasco observó a Urbina con extrañeza. Las gallinas respondieron con un revoloteo desordenado. </text:p>
      <text:p text:style-name="P5">.*</text:p>
      <text:p text:style-name="P7"><text:span text:style-name="T3">Retumbó tu tumba madre y retumbó tu útero tumba y retumbó el instrumental quirúrgico entre sus piernas y retumbó también el reflejo de las velas en el techo: </text:span><text:span text:style-name="T4">La Tropi PI presenta su programa: cumbia del África</text:span><text:span text:style-name="T3"> retumbó la voz del locutor desde la radio portátil y retumbaron las sienes de tu madre y se agitaron los ríos de pentopol en su cabeza y la balsa obnubilada de sus alucinaciones encalló en un litoral de la memoria: tu madre está cumpliendo siete años el pastel tiene forma de gato las aristas del número siete forman una vela y una enredadera de niños globos payasos serpentinas se enreda que te enreda entre la felicidad de su cumpleaños y tu madre sopla con fuerza pero el fuego aniversario no se apaga y tu madre vuelve a soplar pero el fuego no se agita sino que persiste y tu madre sopla con todas sus fuerzas y sus pulmones se hinchan exigidos y estas son las mañanitas que cantaba el rey David hoy por ser día de tu santo te las cantamos aquí y las risas se contorsionan pintadas como burlas en los labios y tu madre quisiera robar una ventisca de aire de los abscesos de color de las paredes pero los globos hinchados calladitos contenidos en su atmósfera nada responden así que tu madre saca fuerzas de la anestesia para sumergida en pentopol hinchar el diafragma y exhalar un grito que pone en guardia a los judiciales y su fuerza simbólica es tal que no solo vence la persistencia de la flama que se opone a su cumpleaños sino que hace también estallar un globo en la pared y crea un revuelo de piernas una ebullición de gente sirenas de ambulancia la palabra embolia pronunciada repetidamente a veces acompañada de la palabra soponcio Santa María madre de Dios ruega por ella: se nos apagó la abuela en vez de la vela y tu madre niña inteligente pensó se la llevaron en camilla blanca unos hombres de blanco envuelta en ambulancia blanca y la trajeron en camilla unos hombres de negro en una caja negra ándale niña ayúdame a quitar los globos que esto ya dejó de ser tu fiesta de cumpleaños y los invitados que llegaron con regalos se van dejando un pésame : Santa virgen de las vírgenes: ruega por ella. Nadie le cambió el vestido de cumpleaños por otro menos festivo, a prueba de tragedias. Consuelo de los afligidos, ruega por ella. Nadie le explicó que no había relación causa-efecto entre la vela que se apaga y la abuela que se muere. Puerta del cielo, ruega por ella. Nadie le explicó que el rosario no son las mañanitas de los muertos. Virgen laudable, ruega por ella. Tampoco que los muertos no soplan cirios ni piden deseos. Reina de los ángeles, ruega por ella. Yo tuve la culpa, alucinó tu madre. </text:span><text:span text:style-name="T3">Casa del oro, ruega por ella. Su última defensa se hundió entonces en el río de pentopol de la anestesia. </text:span></text:p>
      <text:p text:style-name="P5">.*</text:p>
      <text:p text:style-name="P6">Hoy pisé la grama del Estadio Hidalgo por primera vez. Yo antes veía estas gradas por televisión: hoy formo parte del espectáculo: soy el espectaculo. No me importa ser suplente, ya tendré ocasión de plantarme bajo los postes. Por el momento sólo quiero disfrutar esa frontera instantánea donde el sueño se convierte realidad. </text:p>
      <text:p text:style-name="P6">Es el primer partido de la temporada. El estadio está a medio llenar, tampoco me importa. Lo que sí me importa se aparece de pronto, durante el calentamiento previo al juego, cuando veo a mi madre armada con una bandera del Pachuca apostándose en la grada y haciéndome guiños. </text:p>
      <text:p text:style-name="P6">La posibilidad de que mi madre y mi novia se conozcan me aterra. Los minutos previos al juego transcurren angustiosos. Suena mi celular. </text:p>
      <text:p text:style-name="P6">--Ánimo, mi portero. </text:p>
      <text:p text:style-name="P6">--¿Ya llegaste, mi puerquita, dónde estás?</text:p>
      <text:p text:style-name="P6">Desde la portería norte Malenita agita sus brazos enanoides y me manda besos. Viene ataviada con una bufanda del Edimburgh Full Mother Rangers, cuyos colores coinciden con los del Pachuca. </text:p>
      <text:p text:style-name="P6">--¿Vino por fin tu mamá? A lo mejor me puedo sentar con ella.</text:p>
      <text:p text:style-name="P6">--No mi puerquita, al final no pudo, se sintió mal. </text:p>
      <text:p text:style-name="P5">.*</text:p>
      <text:p text:style-name="P6">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la boca del hoy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 </text:p>
      <text:p text:style-name="P6">No conforme con dejar sus estertores muertos sobre el suelo, Nabor Nolasco les disparaba varias veces hasta hacer explotar el nido de gusanos intestinos en una pirotecnia de vesículas y glándulas. ¡Qué colores tan bonitos esconden las gallinas en sus adentros! pensaba el carrancista mientras contaba cuántos balazos se necesitan para borrar a una gallina de la faz de la tierra. Uno, dos, tres, cuatro, a veces hasta cinco contaba el carrancista y ocasionalmente, cada que se escuchaba una detonación en el horizonte, un cuarenta y siete o un cincuenta y cinco se entrometía en la cuenta, pues también quería saber cuántos cañonazos hacían falta para borrar de la tierra al general Villa. Junto a él, Donaciano disparaba ensimismado. Pro hallarse falto de una oreja, le era imposible atrapar la cuenta del carrancista, que pasaba de largo sin detenerse en sus tímpano congelado. </text:p>
      <text:p text:style-name="P6">El angustioso huir de las gallinas, fuga de una sinfonía donde la pasión humana de matar y el ansia avícola de sobrevivir lucharon como temas, duró cerca de dos horas. Las gallinas se acabaron. Un silencio sideral calló sobre los corrales. De la batalla de Celaya nada se escuchaba. Corrían esos minutos postreros del ocaso en que se confunden los comienzos con los fines. Un batallón de moscas profanó el silencio y se ocupó de los intestinos, desparramados por lo ancho de la tierra. </text:p>
      <text:p text:style-name="P6">–Vayámonos repartiendo las gallinas antes de que anochezca –propuso Donaciano. Cada quien fue abriendo su costal y levantando del suelo aquello que le correspondía. </text:p>
      <text:p text:style-name="P6">De pronto, de algún rincón, saltó una gallina viva. Perfecto se abalanzó hacia ella y con una mano la agarró del pescuezo mientras por la otra luchaba por extraer de sus calzones una erección repentina. Una vez más, la Smith &amp; Wesson se le adelantó. </text:p>
      <text:p text:style-name="P6">–Uno, dos, tres, cuatro –cantó Nolasco, pero la cuarta cuenta salió sola, sin balazo que la acompañara –esa gallina colorada me tocaba –agregó el carrancista. Con el puro pescuezo en la mano, el sargento Urbina desenfundó su pistola y encañonó al carrancista. Coléricos, los lamparones del mal del pinto se erizaron de luz. </text:p>
      <text:p text:style-name="P6">--Sosiega esas armas, Perfecto, que de este hombre no hemos recibido afrenta alguna, salvo la de portar en su uniforme los galones enemigos. </text:p>
      <text:p text:style-name="P6">--Bien que se ganó la inquina de mis rencores, mi teniente. Me ha matado dos gallinitas que ya tenía yo bien apalabradas. </text:p>
      <text:p text:style-name="P6">--No es razón suficiente para quitarle así la vida, pues mientras él tuvo parque respetó bien las nuestras. </text:p>
      <text:p text:style-name="P6">--Masque así sea. </text:p>
      <text:p text:style-name="P6">--Si tal es tu rencor, quédate con sus gallinas pero respétale la vida. Y usted, córrale al monte antes de que aquí mi sargento se arrepienta, que luego tiene sus arrebatos –Nabor Nolasco caminó sobre la inmundicia, hasta la tapia de adobes. </text:p>
      <text:p text:style-name="P6">--¡Órale, pa que sienta lo que sienten las gallinas! --un primer disparo le reventó el garbo y lo avalanzó sobre la tapia. Su pies chasqueaban al caminar, confundidos entre tanta víscera. El carrancista saltó la barda y se fue haciendo lejos. Un punto móvil. Un cuerpo que corría. Tanto se doblaba el cuerpo al correr que se le hubiera confundido con algo rastreante a flor de suelo. </text:p>
      <text:p text:style-name="P6">Abrieron los costales. Enfundaron las gallinas. Ya montado en el caballo, Perfecto vislumbró una última viva. Solitaria, apacible, empollaba un huevo al fondo del corral. El sargento Urbina echó pie a tierra, la levantó con ternura y pisó el huevo, que reventó con la tristeza embrionaria de lo que se sabe no nacido. </text:p>
      <text:p text:style-name="P5">.*</text:p>
      <text:p text:style-name="P6">Este es el elenco de tu última y fatal consecuencia. Éstos son cuatro judiciales. Para ellos las órdenes son claras: regresar con tus incipientes restos sepultados en un frasco de formol. Éste es el fórceps que va a ayudar a hacer añicos tu gestación. Éstas son un par de velas porque hubo un apagón y no se te puede matar a oscuras. Éstas son seis tortas de pierna con chile chipotle que han encargado los judiciales. Aquella la máquina de hacer abortos: si hubiera corriente eléctrica todo esto sería más ascéptico. Ésta es Malena Marzio, tu madre. Es gordita, morena y chaparrita y cuando no está anestesiada piensa en cosas más interesantes que rosarios o cumpleaños malogrados. Éste es un radio que con sus cumbias tiene al personal muy nervioso. Éstos son unos guantes quirúrgicos con los que el doctor Marzio, propietario de una clínica de abortos clandestinos, padre de Malena e imposible abuelo tuyo, te va a quitar la vida. Debido a circunstancias novelescas que sería vano explicarte ahora, los cuatro judiciales lo están obligando a cercenar su descendencia practicando un aborto en su propia hija. </text:p>
      <text:p text:style-name="P5">.*</text:p>
      <text:p text:style-name="P6">En cuanto los tiburones rojos del Veracruz saltan a la cancha, la rechifla no se hace esperar. Llueven vasos de cerveza, rollos de papel higiénico, papelitos con la leyenda <text:span text:style-name="T1">les vamos a meter la verga</text:span>. Después salen los nuestros bajo una ovación unánime. En las bocinas truena el himno del Pachuca. Con una mano en el corazón, me desgarro el pecho al cantar. </text:p>
      <text:p text:style-name="P6">Inicia el encuentro. Me arrellano en el banquillo. Ambos equipos se plantan con una formación defensiva. El lateral izquierdo del Veracruz ablanda al Nonoxinol Mendoza, nuestro medio creativo. Nuestro entrenador se calienta. Vibra mi celular. Respondo discretamente. </text:p>
      <text:p text:style-name="P6">--Pero el día en que me muera te vas a acordar, Rodrigo Adalerto. Tanto que te dimos, tanto que invertimos en tu educación para que no fueras ni un paria ni un mafioso y mira nada más dónde tienes a tu pobre madre. Si tu padre levantara la cabeza...</text:p>
      <text:p text:style-name="P6">--¿Mamá?</text:p>
      <text:p text:style-name="P6">--No Rodrigo Adalberto, a los hijos no se les quiere nada más porque son hijos. Yo te lo advertí, evita las malas compañías, júntate con ingenieros, búscate una buena muchacha, per nunca me hiciste caso, tú crees que lo sabes todo, tú crees que tu madre es una ignorante. Es mi culpa, fui demasiado manga ancha, demasiado concentidora. Mira a Mauricito, a él sus padres no le pagaron buenos colegios ni clases de carate. Míralo ahora, bien casado, con una buena mujer, un trabajo decente, una familia.</text:p>
      <text:p text:style-name="P6">--Pero mamá.</text:p>
      <text:p text:style-name="P6">--A buena hora te preocupas, Rodrigo Adalberto, a buena hora. ¿Dónde estabas cuando estos chimpancés me sometieron y me vejaron. </text:p>
      <text:p text:style-name="P6">--¿Dónde estás, mamá... te la encontraste?</text:p>
      <text:p text:style-name="P6">--¡Pero qué pinche vieja más necia! Más vale que caigan rápido esos goles, porque si no la vamos a callar a culatazos. </text:p>
      <text:p text:style-name="P6">--¿Quién es usted... cuáles goles... <text:s/>dónde está mi madre?</text:p>
      <text:p text:style-name="P6">--¿No te ha avisado Gonzalo?</text:p>
      <text:p text:style-name="P6">--¿Cuál Gonzalo?</text:p>
      <text:p text:style-name="P6">--A ver papacito, no hagas escandalo y escuchanos. Tenemos secuestrada a tu madre. La vamos a liberar cuando caiga el tercero. </text:p>
      <text:p text:style-name="P6">--¿Cuál tercero?</text:p>
      <text:p text:style-name="P6">--Queremos tres goles antes del minuto treinta del segundo tiempo. </text:p>
      <text:p text:style-name="P6">--¡Pero si yo ni siquiera estoy jugando!</text:p>
      <text:p text:style-name="P6">--Vas a entrar en el medio tiempo, porque el portero titular se va a lesionar. La decisión es tuya: tu madre o el tercer gol. </text:p>
      <text:p text:style-name="P5">.*</text:p>
      <text:p text:style-name="P6">El géneral Álvaro Obregón, el “manco de Celaya”, perdió la mano el 3 de junio de 1915 por lesiones de granada en la Hacienda de Santa Ana. Una intensa descarga de dolor recorrió su cuerpo y lo orilló a dispararse un tiro en la sien, que para gloria y fortuna de la patria se encasquilló y le permitió aplastar a Francisco Villa en Celaya y después llegar a presidente. Lamentablemente, el destino de la tropa menuda no fue registrado con tanto detalle. Los libros de historia abren huecos en donde caben una infinidad de novelas. Cabe suponer, por ejemplo, que dado que los carrancistas ganaron la batalla, Donaciano y Perfecto fueron detenidos. Cabe imaginar que Perfecto, menos inocente, más astuto y más abajo en la escala militar, huyó y se confundió con el populacho. Al teniente Flores, por el contrario, lo detuvieron, lo vejaron, lo amenazaron con cortarle la única oreja que le quedaba. ¡Malenita, Malenita, déjenme nomás ver a Malenita! gritaba el desorejado cuando a punto estaban de pasarlo por las armas. Afortunada mente, una circunstancia novelesca, es decir perfectamente inverosímil, lo salvó con oportunidad de campana: es el oficial carrancista Nabor Nolasco gritando no me lo toquen, no me lo maltraten, ni siquiera le quiten su costal de gallinas. Ora sí vas a ver lo que es bueno, le dijo y Donaciano, tan ensimismado, creyó que ver lo que era bueno era ver a Malenita y se le abrazó a las rodillas llorando agradecido. ¡Te voy a pasar por las armas, no seas pendejo! dijo el otro y de un culatazo en los dientes lo echó al suelo. Mátenme pero aunque sea una vez déjenme verla. Pero qué tamaña pendejada es ésa de que hacemos la revolución por una vieja, le pregunta Nolasco mientras le ata las manos. Dónde se ha visto que estalle una revolución nomás porque a un pendejo le quitaron a una vieja, vuelve a preguntar mientras le amarra a la espalda el costal de gallinas. Por favor déjame verla, aunque sea una última vez déjame verla. El iracundo estallido del fórceps revienta en lo profundo de tu madre conforme el árbitro pita el inicio del segundo tiempo. </text:p>
      <text:p text:style-name="P5">.*</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MX" style:font-name-asian="Bitstream Vera Sans2"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9-26T11:14:57</meta:creation-date>
    <dc:date>2008-09-26T17:12:23</dc:date>
    <meta:print-date>2008-09-26T17:03:26</meta:print-date>
    <dc:language>es-MX</dc:language>
    <meta:editing-cycles>24</meta:editing-cycles>
    <meta:editing-duration>PT5H38M55S</meta:editing-duration>
    <meta:user-defined meta:name="Info 1"/>
    <meta:user-defined meta:name="Info 2"/>
    <meta:user-defined meta:name="Info 3"/>
    <meta:user-defined meta:name="Info 4"/>
    <meta:document-statistic meta:table-count="0" meta:image-count="0" meta:object-count="0" meta:page-count="10" meta:paragraph-count="96" meta:word-count="4989" meta:character-count="28521"/>
  </office:meta>
</office:document-meta>
</file>